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3333ff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4" table:number-columns-repeated="1017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PIO Raspberry PI B+/3/zero wiring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PU6050 Vcc</text:p>
          </table:table-cell>
          <table:table-cell table:style-name="ce5" office:value-type="string" calcext:value-type="string">
            <text:p>3,3V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5,5V</text:p>
          </table:table-cell>
          <table:table-cell table:style-name="ce9" office:value-type="string" calcext:value-type="string">
            <text:p>servo +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PU6050 SDA</text:p>
          </table:table-cell>
          <table:table-cell table:style-name="ce6" office:value-type="string" calcext:value-type="string">
            <text:p>GPIO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5,5V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PU6050 SCL</text:p>
          </table:table-cell>
          <table:table-cell table:style-name="ce7" office:value-type="string" calcext:value-type="string">
            <text:p>GPIO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GND</text:p>
          </table:table-cell>
          <table:table-cell table:style-name="ce3" office:value-type="string" calcext:value-type="string">
            <text:p>MPU6050 GND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GPIO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GPIO14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GPIO1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GPIO1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2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2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string" calcext:value-type="string">
            <text:p>GPIO2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3,3V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6" office:value-type="string" calcext:value-type="string">
            <text:p>GPIO24</text:p>
          </table:table-cell>
          <table:table-cell table:style-name="ce9" office:value-type="string" calcext:value-type="string">
            <text:p>servo signal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GPIO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GND</text:p>
          </table:table-cell>
          <table:table-cell table:style-name="ce9" office:value-type="string" calcext:value-type="string">
            <text:p>servo 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GPIO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6" office:value-type="string" calcext:value-type="string">
            <text:p>GPIO25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GPIO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6" office:value-type="string" calcext:value-type="string">
            <text:p>GPIO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string" calcext:value-type="string">
            <text:p>GPIO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DNC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6" office:value-type="string" calcext:value-type="string">
            <text:p>DNC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string" calcext:value-type="string">
            <text:p>GPIO1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1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1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6" office:value-type="string" calcext:value-type="string">
            <text:p>GPIO1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GPIO2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string" calcext:value-type="string">
            <text:p>GPIO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D+resistance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string" calcext:value-type="string">
            <text:p>GPIO21</text:p>
          </table:table-cell>
          <table:table-cell table:style-name="ce4" office:value-type="string" calcext:value-type="string">
            <text:p>LED+resistanc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10:58:49.338722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0:49:37.210842951</meta:creation-date>
    <dc:date>2016-09-19T11:07:47.012264127</dc:date>
    <meta:editing-duration>PT17M5S</meta:editing-duration>
    <meta:editing-cycles>11</meta:editing-cycles>
    <meta:generator>LibreOffice/5.1.4.2$Linux_X86_64 LibreOffice_project/10m0$Build-2</meta:generator>
    <meta:document-statistic meta:table-count="1" meta:cell-count="90" meta:object-count="0"/>
  </office:meta>
</office:document-meta>
</file>